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end" style:justify-single-word="false"/>
      <style:text-properties officeooo:rsid="001ba4ee" officeooo:paragraph-rsid="001ba4ee"/>
    </style:style>
    <style:style style:name="P2" style:family="paragraph" style:parent-style-name="Standard">
      <style:paragraph-properties fo:line-height="115%" fo:text-align="end" style:justify-single-word="false"/>
      <style:text-properties officeooo:rsid="001ba4ee" officeooo:paragraph-rsid="001ba4ee"/>
    </style:style>
    <style:style style:name="P3" style:family="paragraph" style:parent-style-name="Standard">
      <style:paragraph-properties fo:line-height="115%" fo:text-align="start" style:justify-single-word="false"/>
      <style:text-properties fo:font-weight="bold" officeooo:rsid="001ba4ee" officeooo:paragraph-rsid="001ba4ee" style:font-weight-asian="bold" style:font-weight-complex="bold"/>
    </style:style>
    <style:style style:name="P4" style:family="paragraph" style:parent-style-name="Standard">
      <style:paragraph-properties fo:line-height="115%" fo:text-align="start" style:justify-single-word="false"/>
      <style:text-properties fo:font-weight="bold" officeooo:rsid="00216f31" officeooo:paragraph-rsid="001ba4ee" style:font-weight-asian="bold" style:font-weight-complex="bold"/>
    </style:style>
    <style:style style:name="P5" style:family="paragraph" style:parent-style-name="Standard">
      <style:paragraph-properties fo:line-height="115%" fo:text-align="start" style:justify-single-word="false"/>
      <style:text-properties fo:font-weight="bold" officeooo:rsid="00239fa4" officeooo:paragraph-rsid="001ba4ee" style:font-weight-asian="bold" style:font-weight-complex="bold"/>
    </style:style>
    <style:style style:name="P6" style:family="paragraph" style:parent-style-name="Standard">
      <style:paragraph-properties fo:line-height="115%" fo:text-align="start" style:justify-single-word="false"/>
      <style:text-properties fo:font-weight="bold" officeooo:rsid="0024cc93" officeooo:paragraph-rsid="001ba4ee" style:font-weight-asian="bold" style:font-weight-complex="bold"/>
    </style:style>
    <style:style style:name="P7" style:family="paragraph" style:parent-style-name="Standard">
      <style:paragraph-properties fo:line-height="115%" fo:text-align="start" style:justify-single-word="false"/>
      <style:text-properties fo:font-weight="bold" officeooo:rsid="00252a57" officeooo:paragraph-rsid="001ba4ee" style:font-weight-asian="bold" style:font-weight-complex="bold"/>
    </style:style>
    <style:style style:name="P8" style:family="paragraph" style:parent-style-name="Standard">
      <style:paragraph-properties fo:line-height="115%" fo:text-align="start" style:justify-single-word="false"/>
      <style:text-properties fo:font-weight="bold" officeooo:rsid="00282334" officeooo:paragraph-rsid="001ba4ee" style:font-weight-asian="bold" style:font-weight-complex="bold"/>
    </style:style>
    <style:style style:name="P9" style:family="paragraph" style:parent-style-name="Standard">
      <style:paragraph-properties fo:line-height="115%" fo:text-align="start" style:justify-single-word="false"/>
      <style:text-properties fo:font-weight="bold" officeooo:rsid="002aad8a" officeooo:paragraph-rsid="001ba4ee" style:font-weight-asian="bold" style:font-weight-complex="bold"/>
    </style:style>
    <style:style style:name="P10" style:family="paragraph" style:parent-style-name="Standard">
      <style:paragraph-properties fo:line-height="115%" fo:text-align="start" style:justify-single-word="false"/>
      <style:text-properties fo:font-weight="normal" officeooo:rsid="001ba4ee" officeooo:paragraph-rsid="001ba4ee" style:font-weight-asian="normal" style:font-weight-complex="normal"/>
    </style:style>
    <style:style style:name="P11" style:family="paragraph" style:parent-style-name="Standard">
      <style:paragraph-properties fo:line-height="115%" fo:text-align="start" style:justify-single-word="false"/>
      <style:text-properties fo:font-weight="bold" officeooo:rsid="003028d3" officeooo:paragraph-rsid="001ba4ee" style:font-weight-asian="bold" style:font-weight-complex="bold"/>
    </style:style>
    <style:style style:name="T1" style:family="text">
      <style:text-properties officeooo:rsid="001c5aca"/>
    </style:style>
    <style:style style:name="T2" style:family="text">
      <style:text-properties officeooo:rsid="001e0b82"/>
    </style:style>
    <style:style style:name="T3" style:family="text">
      <style:text-properties officeooo:rsid="001f58a7"/>
    </style:style>
    <style:style style:name="T4" style:family="text">
      <style:text-properties officeooo:rsid="002059b6"/>
    </style:style>
    <style:style style:name="T5" style:family="text">
      <style:text-properties fo:font-weight="bold" officeooo:rsid="00216f31" style:font-weight-asian="bold" style:font-weight-complex="bold"/>
    </style:style>
    <style:style style:name="T6" style:family="text">
      <style:text-properties fo:font-weight="bold" officeooo:rsid="0023054f" style:font-weight-asian="bold" style:font-weight-complex="bold"/>
    </style:style>
    <style:style style:name="T7" style:family="text">
      <style:text-properties fo:font-weight="bold" officeooo:rsid="00239fa4" style:font-weight-asian="bold" style:font-weight-complex="bold"/>
    </style:style>
    <style:style style:name="T8" style:family="text">
      <style:text-properties fo:font-weight="bold" officeooo:rsid="0024cc93" style:font-weight-asian="bold" style:font-weight-complex="bold"/>
    </style:style>
    <style:style style:name="T9" style:family="text">
      <style:text-properties fo:font-weight="bold" officeooo:rsid="00252a57" style:font-weight-asian="bold" style:font-weight-complex="bold"/>
    </style:style>
    <style:style style:name="T10" style:family="text">
      <style:text-properties fo:font-weight="bold" officeooo:rsid="00271744" style:font-weight-asian="bold" style:font-weight-complex="bold"/>
    </style:style>
    <style:style style:name="T11" style:family="text">
      <style:text-properties fo:font-weight="bold" officeooo:rsid="00282334" style:font-weight-asian="bold" style:font-weight-complex="bold"/>
    </style:style>
    <style:style style:name="T12" style:family="text">
      <style:text-properties fo:font-weight="bold" officeooo:rsid="002aad8a" style:font-weight-asian="bold" style:font-weight-complex="bold"/>
    </style:style>
    <style:style style:name="T13" style:family="text">
      <style:text-properties fo:font-weight="bold" officeooo:rsid="002bb2ba" style:font-weight-asian="bold" style:font-weight-complex="bold"/>
    </style:style>
    <style:style style:name="T14" style:family="text">
      <style:text-properties fo:font-weight="bold" officeooo:rsid="002c90dc" style:font-weight-asian="bold" style:font-weight-complex="bold"/>
    </style:style>
    <style:style style:name="T15" style:family="text">
      <style:text-properties fo:font-weight="bold" officeooo:rsid="002e43d1" style:font-weight-asian="bold" style:font-weight-complex="bold"/>
    </style:style>
    <style:style style:name="T16" style:family="text">
      <style:text-properties fo:font-weight="bold" officeooo:rsid="003028d3" style:font-weight-asian="bold" style:font-weight-complex="bold"/>
    </style:style>
    <style:style style:name="T17" style:family="text">
      <style:text-properties fo:font-weight="bold" officeooo:rsid="00312197" style:font-weight-asian="bold" style:font-weight-complex="bold"/>
    </style:style>
    <style:style style:name="T18" style:family="text">
      <style:text-properties fo:font-weight="bold" officeooo:rsid="0032d9fa" style:font-weight-asian="bold" style:font-weight-complex="bold"/>
    </style:style>
    <style:style style:name="T19" style:family="text">
      <style:text-properties officeooo:rsid="0023054f"/>
    </style:style>
    <style:style style:name="T20" style:family="text">
      <style:text-properties officeooo:rsid="00342df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ilen B.<text:span text:style-name="T20">T.</text:span></text:p>
      <text:p text:style-name="P2">6/21/19</text:p>
      <text:p text:style-name="P1"/>
      <text:p text:style-name="P3">WIT class notes june 21</text:p>
      <text:p text:style-name="P3"/>
      <text:p text:style-name="P10">- <text:span text:style-name="T1">continuing with express server</text:span></text:p>
      <text:p text:style-name="P10"/>
      <text:p text:style-name="P10">- <text:span text:style-name="T2">|| means OR in computer language, same thing in Ruby and in other programming languages</text:span></text:p>
      <text:p text:style-name="P10"/>
      <text:p text:style-name="P10">- <text:span text:style-name="T3">that const PORT line means either pick the port assigned by Heroku or choose port 5000 if Heroku doesn’t assign a port.</text:span></text:p>
      <text:p text:style-name="P10"/>
      <text:p text:style-name="P10">-${…<text:span text:style-name="T4">} this $ and {} give u chance to replace what’s in {} with a variable, it’s called string interpolation (word replacement)</text:span></text:p>
      <text:p text:style-name="P4"/>
      <text:p text:style-name="P4">- ask myself who I tell myself I am, if negative, how do I frame it? Who do I think I am?</text:p>
      <text:p text:style-name="P4"/>
      <text:p text:style-name="P10">- <text:span text:style-name="T6">update portfolio</text:span></text:p>
      <text:p text:style-name="P3"/>
      <text:p text:style-name="P10">- <text:span text:style-name="T7">deploy bootstrap practice (image gallery)</text:span></text:p>
      <text:p text:style-name="P5"/>
      <text:p text:style-name="P10">- <text:span text:style-name="T8">goodmeasure hw (must be at 80% or higher)</text:span></text:p>
      <text:p text:style-name="P6"/>
      <text:p text:style-name="P10">- <text:span text:style-name="T9">instructions from Goodmeasure for the updated hw:</text:span></text:p>
      <text:p text:style-name="P7"/>
      <text:p text:style-name="P7">Now that you know how to run a local server on your computer and deploy a project to Heroku, LET’S DO IT AGAIN! :D Practice makes…better.</text:p>
      <text:p text:style-name="P7"/>
      <text:p text:style-name="P10"><text:span text:style-name="T9">Update your bootstrap image gallery project so that you can run an express server (follow lecture slides for assistance) </text:span><text:span text:style-name="T10">(check)</text:span></text:p>
      <text:p text:style-name="P10"><text:span text:style-name="T9">Deploy your bootstrap image gallery to Heroku </text:span><text:span text:style-name="T10">(check)</text:span></text:p>
      <text:p text:style-name="P10"><text:span text:style-name="T9">Update your design mock-up project so that you can run an express server </text:span><text:span text:style-name="T10">(check)</text:span></text:p>
      <text:p text:style-name="P10"><text:span text:style-name="T9">Deploy your design mock-up to Heroku </text:span><text:span text:style-name="T10">(check)</text:span></text:p>
      <text:p text:style-name="P10"><text:span text:style-name="T9">Update your portfolio to include a “Projects” section that links to your image gallery and your mock-up </text:span><text:span text:style-name="T13">(check)</text:span></text:p>
      <text:p text:style-name="P10"><text:span text:style-name="T9">Submit the Heroku URLs for your image gallery, your mock-up, and your portfolio. </text:span><text:span text:style-name="T14">(check)</text:span></text:p>
      <text:p text:style-name="P7">Show off to friends and family that you have real, live websites on the internet.</text:p>
      <text:p text:style-name="P7"/>
      <text:p text:style-name="P10"><text:span text:style-name="T9">- </text:span><text:span text:style-name="T11">slack break out session topics to Thayna and Yomairy</text:span></text:p>
      <text:p text:style-name="P8"/>
      <text:p text:style-name="P10">- <text:span text:style-name="T12">make search bar an input text field in google mockup </text:span><text:span text:style-name="T18">(check*)</text:span></text:p>
      <text:p text:style-name="P9"/>
      <text:p text:style-name="P10"><text:soft-page-break/>- <text:span text:style-name="T15">javascript hw in codecademy </text:span><text:span text:style-name="T16">(check)</text:span></text:p>
      <text:p text:style-name="P11"/>
      <text:p text:style-name="P10"><text:span text:style-name="T16">- </text:span><text:span text:style-name="T17">push google mockup updates to GitHub asap!!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1T09:36:03.994465835</meta:creation-date>
    <dc:date>2019-08-28T10:56:15.380759033</dc:date>
    <meta:editing-duration>PT7H36M59S</meta:editing-duration>
    <meta:editing-cycles>23</meta:editing-cycles>
    <meta:generator>LibreOffice/6.0.7.3$Linux_X86_64 LibreOffice_project/00m0$Build-3</meta:generator>
    <meta:document-statistic meta:table-count="0" meta:image-count="0" meta:object-count="0" meta:page-count="2" meta:paragraph-count="24" meta:word-count="280" meta:character-count="1574" meta:non-whitespace-character-count="1318"/>
  </office:meta>
</office:document-meta>
</file>